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18a" officeooo:paragraph-rsid="001d518a"/>
    </style:style>
    <style:style style:name="P2" style:family="paragraph" style:parent-style-name="Standard">
      <style:text-properties officeooo:rsid="0020844e" officeooo:paragraph-rsid="0020844e"/>
    </style:style>
    <style:style style:name="P3" style:family="paragraph" style:parent-style-name="Standard">
      <style:text-properties officeooo:rsid="0020c1e9" officeooo:paragraph-rsid="0020c1e9"/>
    </style:style>
    <style:style style:name="P4" style:family="paragraph" style:parent-style-name="Standard">
      <style:text-properties officeooo:rsid="0020c1e9" officeooo:paragraph-rsid="004608a2"/>
    </style:style>
    <style:style style:name="P5" style:family="paragraph" style:parent-style-name="Standard">
      <style:text-properties officeooo:rsid="0025bded" officeooo:paragraph-rsid="0025bded"/>
    </style:style>
    <style:style style:name="P6" style:family="paragraph" style:parent-style-name="Standard">
      <style:text-properties officeooo:rsid="0025bded" officeooo:paragraph-rsid="0026dfc7"/>
    </style:style>
    <style:style style:name="P7" style:family="paragraph" style:parent-style-name="Standard">
      <style:text-properties officeooo:rsid="0025bded" officeooo:paragraph-rsid="0044fac7"/>
    </style:style>
    <style:style style:name="P8" style:family="paragraph" style:parent-style-name="Standard">
      <style:text-properties officeooo:rsid="00273454" officeooo:paragraph-rsid="0029aca0"/>
    </style:style>
    <style:style style:name="P9" style:family="paragraph" style:parent-style-name="Standard">
      <style:text-properties officeooo:rsid="002b2b9b" officeooo:paragraph-rsid="002b2b9b"/>
    </style:style>
    <style:style style:name="P10" style:family="paragraph" style:parent-style-name="Standard">
      <style:text-properties officeooo:rsid="002cb8c1" officeooo:paragraph-rsid="002cb8c1"/>
    </style:style>
    <style:style style:name="P11" style:family="paragraph" style:parent-style-name="Standard">
      <style:text-properties officeooo:rsid="002f0311" officeooo:paragraph-rsid="002f0311"/>
    </style:style>
    <style:style style:name="P12" style:family="paragraph" style:parent-style-name="Standard">
      <style:text-properties officeooo:rsid="001b1319" officeooo:paragraph-rsid="002f767e"/>
    </style:style>
    <style:style style:name="P13" style:family="paragraph" style:parent-style-name="Standard">
      <style:text-properties officeooo:rsid="003130dd" officeooo:paragraph-rsid="003130dd"/>
    </style:style>
    <style:style style:name="P14" style:family="paragraph" style:parent-style-name="Standard">
      <style:text-properties officeooo:rsid="003130dd" officeooo:paragraph-rsid="003337a0"/>
    </style:style>
    <style:style style:name="P15" style:family="paragraph" style:parent-style-name="Standard">
      <style:text-properties officeooo:rsid="00388091" officeooo:paragraph-rsid="00388091"/>
    </style:style>
    <style:style style:name="P16" style:family="paragraph" style:parent-style-name="Standard">
      <style:text-properties officeooo:rsid="002c7191" officeooo:paragraph-rsid="002c7191"/>
    </style:style>
    <style:style style:name="P17" style:family="paragraph" style:parent-style-name="Standard">
      <style:text-properties officeooo:rsid="002c7191" officeooo:paragraph-rsid="00489d90"/>
    </style:style>
    <style:style style:name="P18" style:family="paragraph" style:parent-style-name="Standard">
      <style:text-properties officeooo:rsid="004eb3e9" officeooo:paragraph-rsid="004eb3e9"/>
    </style:style>
    <style:style style:name="P19" style:family="paragraph" style:parent-style-name="Standard">
      <style:text-properties officeooo:rsid="004eb3e9" officeooo:paragraph-rsid="0051a78f"/>
    </style:style>
    <style:style style:name="P20" style:family="paragraph" style:parent-style-name="Standard">
      <style:text-properties officeooo:rsid="00501d7b" officeooo:paragraph-rsid="00501d7b"/>
    </style:style>
    <style:style style:name="P21" style:family="paragraph" style:parent-style-name="Standard">
      <style:text-properties officeooo:rsid="0056b772" officeooo:paragraph-rsid="0056b772"/>
    </style:style>
    <style:style style:name="P22" style:family="paragraph" style:parent-style-name="Standard">
      <style:text-properties fo:font-size="14pt" fo:font-style="normal" fo:font-weight="bold" officeooo:rsid="004d036e" officeooo:paragraph-rsid="005d7fe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2f767e" officeooo:paragraph-rsid="002f767e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officeooo:rsid="0032bbaf" officeooo:paragraph-rsid="003337a0"/>
    </style:style>
    <style:style style:name="P25" style:family="paragraph" style:parent-style-name="Standard">
      <style:text-properties officeooo:rsid="00489d90" officeooo:paragraph-rsid="00489d90"/>
    </style:style>
    <style:style style:name="P26" style:family="paragraph" style:parent-style-name="Standard">
      <style:text-properties officeooo:rsid="004eb3e9" officeooo:paragraph-rsid="005d7fe2"/>
    </style:style>
    <style:style style:name="P27" style:family="paragraph" style:parent-style-name="Standard">
      <style:text-properties officeooo:rsid="005a1caa" officeooo:paragraph-rsid="005d16ad"/>
    </style:style>
    <style:style style:name="P28" style:family="paragraph" style:parent-style-name="Standard">
      <style:text-properties officeooo:rsid="00625ac9" officeooo:paragraph-rsid="00625ac9"/>
    </style:style>
    <style:style style:name="T1" style:family="text">
      <style:text-properties officeooo:rsid="001d518a"/>
    </style:style>
    <style:style style:name="T2" style:family="text">
      <style:text-properties officeooo:rsid="00221ca7"/>
    </style:style>
    <style:style style:name="T3" style:family="text">
      <style:text-properties officeooo:rsid="0023ee26"/>
    </style:style>
    <style:style style:name="T4" style:family="text">
      <style:text-properties officeooo:rsid="0025bded"/>
    </style:style>
    <style:style style:name="T5" style:family="text">
      <style:text-properties officeooo:rsid="00291f60"/>
    </style:style>
    <style:style style:name="T6" style:family="text">
      <style:text-properties officeooo:rsid="0029aca0"/>
    </style:style>
    <style:style style:name="T7" style:family="text">
      <style:text-properties officeooo:rsid="0032bbaf"/>
    </style:style>
    <style:style style:name="T8" style:family="text">
      <style:text-properties officeooo:rsid="003337a0"/>
    </style:style>
    <style:style style:name="T9" style:family="text">
      <style:text-properties officeooo:rsid="0034c21c"/>
    </style:style>
    <style:style style:name="T10" style:family="text">
      <style:text-properties officeooo:rsid="0036b047"/>
    </style:style>
    <style:style style:name="T11" style:family="text">
      <style:text-properties officeooo:rsid="0038ac5e"/>
    </style:style>
    <style:style style:name="T12" style:family="text">
      <style:text-properties officeooo:rsid="0039cba3"/>
    </style:style>
    <style:style style:name="T13" style:family="text">
      <style:text-properties officeooo:rsid="003c3a02"/>
    </style:style>
    <style:style style:name="T14" style:family="text">
      <style:text-properties officeooo:rsid="003caa6f"/>
    </style:style>
    <style:style style:name="T15" style:family="text">
      <style:text-properties officeooo:rsid="003cd32d"/>
    </style:style>
    <style:style style:name="T16" style:family="text">
      <style:text-properties officeooo:rsid="0044fac7"/>
    </style:style>
    <style:style style:name="T17" style:family="text">
      <style:text-properties officeooo:rsid="004608a2"/>
    </style:style>
    <style:style style:name="T18" style:family="text">
      <style:text-properties officeooo:rsid="00489d90"/>
    </style:style>
    <style:style style:name="T19" style:family="text">
      <style:text-properties officeooo:rsid="004a95e6"/>
    </style:style>
    <style:style style:name="T20" style:family="text">
      <style:text-properties officeooo:rsid="004c2787"/>
    </style:style>
    <style:style style:name="T21" style:family="text">
      <style:text-properties officeooo:rsid="00501d7b"/>
    </style:style>
    <style:style style:name="T22" style:family="text">
      <style:text-properties officeooo:rsid="0051cd7a"/>
    </style:style>
    <style:style style:name="T23" style:family="text">
      <style:text-properties officeooo:rsid="0055bb89"/>
    </style:style>
    <style:style style:name="T24" style:family="text">
      <style:text-properties officeooo:rsid="005ba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alacja:</text:p>
      <text:p text:style-name="P15">1. Przejście do katalogu TKOM</text:p>
      <text:p text:style-name="P12"><text:span text:style-name="T11">2</text:span>. <text:span text:style-name="T12">Ustawienie lokalnej wersji</text:span> pythona <text:span text:style-name="T12">na </text:span>3.7.2</text:p>
      <text:p text:style-name="P13"><text:s text:c="4"/>Przykład:</text:p>
      <text:p text:style-name="P13"><text:s text:c="4"/>1. <text:span text:style-name="T7">Instalacja</text:span> pyenv ($ curl https://pyenv.run | bash)</text:p>
      <text:p text:style-name="P14"><text:s text:c="4"/><text:span text:style-name="T7">2. Instalacja pythona</text:span></text:p>
      <text:p text:style-name="P14"><text:s text:c="8"/><text:span text:style-name="T8">a) przejście do shella</text:span></text:p>
      <text:p text:style-name="P14"><text:s text:c="12"/><text:span text:style-name="T8">$ sh</text:span></text:p>
      <text:p text:style-name="P14"><text:s text:c="8"/><text:span text:style-name="T8">b) instalacja pythona</text:span></text:p>
      <text:p text:style-name="P24"><text:s text:c="12"/>$ pyenv install 3.7.2</text:p>
      <text:p text:style-name="P14"><text:s text:c="8"/><text:span text:style-name="T9">c) ustawienie lokalnej wersji pythona na 3.7.2</text:span></text:p>
      <text:p text:style-name="P14"><text:s text:c="12"/><text:span text:style-name="T10">$ pyenv local 3.7.2</text:span></text:p>
      <text:p text:style-name="P1">3. <text:span text:style-name="T13">O</text:span>dczytanie ścieżki do pythona 3.7.2</text:p>
      <text:p text:style-name="P1"><text:s text:c="4"/>$ which python</text:p>
      <text:p text:style-name="P2">4. <text:span text:style-name="T14">S</text:span>kopiowanie wyniku komendy „<text:span text:style-name="T1">which python”</text:span></text:p>
      <text:p text:style-name="P3">5. <text:span text:style-name="T15">Instalacja środowiska w katalogu</text:span></text:p>
      <text:p text:style-name="P3"><text:s text:c="4"/>$ virtualenv –python=<text:span text:style-name="T2">sciezka_do_pythona_3.7.2</text:span> <text:span text:style-name="T3">nazwa_folderu_srodowiska</text:span></text:p>
      <text:p text:style-name="P4"><text:s text:c="4"/><text:span text:style-name="T16">np. <text:s/>$ </text:span>virtualenv –python=/home/ewelina/.pyenv/shims/python <text:span text:style-name="T17">env</text:span></text:p>
      <text:p text:style-name="P5">6. uruchomienie środowiska</text:p>
      <text:p text:style-name="P6"><text:s text:c="4"/>$ source <text:span text:style-name="T3">nazwa_folderu_srodowiska</text:span>/bin/activate</text:p>
      <text:p text:style-name="P7"><text:s text:c="4"/><text:span text:style-name="T16">np. </text:span><text:s/>$ source <text:span text:style-name="T16">env</text:span>/bin/activate</text:p>
      <text:p text:style-name="P8">7. <text:span text:style-name="T5">Instalacja najnowszej wersji pytest</text:span></text:p>
      <text:p text:style-name="P8"><text:span text:style-name="T6"><text:s text:c="4"/>$ </text:span>pip install pytest</text:p>
      <text:p text:style-name="P9">8. Ponowne uruchomienie środowiska</text:p>
      <text:p text:style-name="P11"><text:s text:c="4"/>$ deactivate</text:p>
      <text:p text:style-name="P16"><text:s text:c="4"/>$ <text:span text:style-name="T4">source nazwa_folderu_srodowiska/bin/activate</text:span></text:p>
      <text:p text:style-name="P17"><text:s text:c="4"/><text:span text:style-name="T18">np. $ deactivate</text:span></text:p>
      <text:p text:style-name="P25"><text:s text:c="10"/>$ source env/bin/activate</text:p>
      <text:p text:style-name="P10">9. <text:span text:style-name="T19">Test</text:span></text:p>
      <text:p text:style-name="P10"><text:s text:c="4"/>$ pytest</text:p>
      <text:p text:style-name="P10"><text:s text:c="4"/><text:span text:style-name="T20">Jeśli wyświetlono komunikat o przejściu testów, to wszystko zostało zainstalowane poprawnie</text:span></text:p>
      <text:p text:style-name="P10"/>
      <text:p text:style-name="P10"/>
      <text:p text:style-name="P10"/>
      <text:p text:style-name="P22">Testy manualne:</text:p>
      <text:p text:style-name="P26">W katalogu TKOM umieszczono dwa pliki:</text:p>
      <text:p text:style-name="P19">* main.py – <text:span text:style-name="T23">plik pozwalający na uruchomienie testów manualnych</text:span></text:p>
      <text:p text:style-name="P19">* test_file.py – <text:span text:style-name="T22">zawiera przykładową zawartość pliku do testów (liczby, wyrazy, znaki specjalne)</text:span></text:p>
      <text:p text:style-name="P18"/>
      <text:p text:style-name="P21">Uruchomienie: <text:span text:style-name="T21">$ python main.py </text:span>plik_z_testami</text:p>
      <text:p text:style-name="P20">Przykład uruchomienia: $ python main.py test_file.txt</text:p>
      <text:p text:style-name="P20"/>
      <text:p text:style-name="P27">Aby przeprowadzić test lexera <text:span text:style-name="T24">można stworzyć własny plik tekstowy lub zmodyfikować istniejący już plik test_file.txt</text:span></text:p>
      <text:p text:style-name="P27"/>
      <text:p text:style-name="P28">UWAGA: w przypadku podania znaku, którego lexer nie zna, zostanie utworzony token o typie UNIDENTIFIED. W domyśle jest to rozwiązanie tymczasowe i będzie wymagało dalszej obsłu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1:34:34.410504783</meta:creation-date>
    <meta:generator>LibreOffice/6.0.7.3$Linux_X86_64 LibreOffice_project/00m0$Build-3</meta:generator>
    <dc:date>2019-04-07T20:43:56.912798544</dc:date>
    <meta:editing-duration>PT30M5S</meta:editing-duration>
    <meta:editing-cycles>71</meta:editing-cycles>
    <meta:document-statistic meta:table-count="0" meta:image-count="0" meta:object-count="0" meta:page-count="1" meta:paragraph-count="39" meta:word-count="207" meta:character-count="1694" meta:non-whitespace-character-count="1396"/>
  </office:meta>
</office:document-meta>
</file>